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used</text:p>
          </table:table-cell>
        </table:table-row>
        <table:table-row table:style-name="ro1">
          <table:table-cell office:value-type="string" calcext:value-type="string">
            <text:p>2023-01-07 15:43: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3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3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3:09</text:p>
          </table:table-cell>
          <table:table-cell office:value-type="float" office:value="46.6375" calcext:value-type="float">
            <text:p>46,6375</text:p>
          </table:table-cell>
        </table:table-row>
        <table:table-row table:style-name="ro1">
          <table:table-cell office:value-type="string" calcext:value-type="string">
            <text:p>2023-01-07 15:43:08</text:p>
          </table:table-cell>
          <table:table-cell office:value-type="float" office:value="61.85322" calcext:value-type="float">
            <text:p>61,85322</text:p>
          </table:table-cell>
        </table:table-row>
        <table:table-row table:style-name="ro1">
          <table:table-cell office:value-type="string" calcext:value-type="string">
            <text:p>2023-01-07 15:43:07</text:p>
          </table:table-cell>
          <table:table-cell office:value-type="float" office:value="67.23642" calcext:value-type="float">
            <text:p>67,23642</text:p>
          </table:table-cell>
        </table:table-row>
        <table:table-row table:style-name="ro1">
          <table:table-cell office:value-type="string" calcext:value-type="string">
            <text:p>2023-01-07 15:43:06</text:p>
          </table:table-cell>
          <table:table-cell office:value-type="float" office:value="67.00602" calcext:value-type="float">
            <text:p>67,00602</text:p>
          </table:table-cell>
        </table:table-row>
        <table:table-row table:style-name="ro1">
          <table:table-cell office:value-type="string" calcext:value-type="string">
            <text:p>2023-01-07 15:43:05</text:p>
          </table:table-cell>
          <table:table-cell office:value-type="float" office:value="69.74975" calcext:value-type="float">
            <text:p>69,74975</text:p>
          </table:table-cell>
        </table:table-row>
        <table:table-row table:style-name="ro1">
          <table:table-cell office:value-type="string" calcext:value-type="string">
            <text:p>2023-01-07 15:43:04</text:p>
          </table:table-cell>
          <table:table-cell office:value-type="float" office:value="63.08557" calcext:value-type="float">
            <text:p>63,08557</text:p>
          </table:table-cell>
        </table:table-row>
        <table:table-row table:style-name="ro1">
          <table:table-cell office:value-type="string" calcext:value-type="string">
            <text:p>2023-01-07 15:43: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3: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3:01</text:p>
          </table:table-cell>
          <table:table-cell office:value-type="float" office:value="0.000675" calcext:value-type="float">
            <text:p>0,000675</text:p>
          </table:table-cell>
        </table:table-row>
        <table:table-row table:style-name="ro1">
          <table:table-cell office:value-type="string" calcext:value-type="string">
            <text:p>2023-01-07 15:43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59</text:p>
          </table:table-cell>
          <table:table-cell office:value-type="float" office:value="40.77595" calcext:value-type="float">
            <text:p>40,77595</text:p>
          </table:table-cell>
        </table:table-row>
        <table:table-row table:style-name="ro1">
          <table:table-cell office:value-type="string" calcext:value-type="string">
            <text:p>2023-01-07 15:42:58</text:p>
          </table:table-cell>
          <table:table-cell office:value-type="float" office:value="57.44665" calcext:value-type="float">
            <text:p>57,44665</text:p>
          </table:table-cell>
        </table:table-row>
        <table:table-row table:style-name="ro1">
          <table:table-cell office:value-type="string" calcext:value-type="string">
            <text:p>2023-01-07 15:42:57</text:p>
          </table:table-cell>
          <table:table-cell office:value-type="float" office:value="62.82745" calcext:value-type="float">
            <text:p>62,82745</text:p>
          </table:table-cell>
        </table:table-row>
        <table:table-row table:style-name="ro1">
          <table:table-cell office:value-type="string" calcext:value-type="string">
            <text:p>2023-01-07 15:42:56</text:p>
          </table:table-cell>
          <table:table-cell office:value-type="float" office:value="56.66922" calcext:value-type="float">
            <text:p>56,66922</text:p>
          </table:table-cell>
        </table:table-row>
        <table:table-row table:style-name="ro1">
          <table:table-cell office:value-type="string" calcext:value-type="string">
            <text:p>2023-01-07 15:42:55</text:p>
          </table:table-cell>
          <table:table-cell office:value-type="float" office:value="72.20605" calcext:value-type="float">
            <text:p>72,20605</text:p>
          </table:table-cell>
        </table:table-row>
        <table:table-row table:style-name="ro1">
          <table:table-cell office:value-type="string" calcext:value-type="string">
            <text:p>2023-01-07 15:42:54</text:p>
          </table:table-cell>
          <table:table-cell office:value-type="float" office:value="64.49675" calcext:value-type="float">
            <text:p>64,49675</text:p>
          </table:table-cell>
        </table:table-row>
        <table:table-row table:style-name="ro1">
          <table:table-cell office:value-type="string" calcext:value-type="string">
            <text:p>2023-01-07 15:42:53</text:p>
          </table:table-cell>
          <table:table-cell office:value-type="float" office:value="11.04655" calcext:value-type="float">
            <text:p>11,04655</text:p>
          </table:table-cell>
        </table:table-row>
        <table:table-row table:style-name="ro1">
          <table:table-cell office:value-type="string" calcext:value-type="string">
            <text:p>2023-01-07 15:42: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46</text:p>
          </table:table-cell>
          <table:table-cell office:value-type="float" office:value="68.91567" calcext:value-type="float">
            <text:p>68,91567</text:p>
          </table:table-cell>
        </table:table-row>
        <table:table-row table:style-name="ro1">
          <table:table-cell office:value-type="string" calcext:value-type="string">
            <text:p>2023-01-07 15:42:45</text:p>
          </table:table-cell>
          <table:table-cell office:value-type="float" office:value="82.29242" calcext:value-type="float">
            <text:p>82,29242</text:p>
          </table:table-cell>
        </table:table-row>
        <table:table-row table:style-name="ro1">
          <table:table-cell office:value-type="string" calcext:value-type="string">
            <text:p>2023-01-07 15:42:44</text:p>
          </table:table-cell>
          <table:table-cell office:value-type="float" office:value="81.93508" calcext:value-type="float">
            <text:p>81,93508</text:p>
          </table:table-cell>
        </table:table-row>
        <table:table-row table:style-name="ro1">
          <table:table-cell office:value-type="string" calcext:value-type="string">
            <text:p>2023-01-07 15:42:43</text:p>
          </table:table-cell>
          <table:table-cell office:value-type="float" office:value="82.42982" calcext:value-type="float">
            <text:p>82,42982</text:p>
          </table:table-cell>
        </table:table-row>
        <table:table-row table:style-name="ro1">
          <table:table-cell office:value-type="string" calcext:value-type="string">
            <text:p>2023-01-07 15:42:42</text:p>
          </table:table-cell>
          <table:table-cell office:value-type="float" office:value="75.15842" calcext:value-type="float">
            <text:p>75,15842</text:p>
          </table:table-cell>
        </table:table-row>
        <table:table-row table:style-name="ro1">
          <table:table-cell office:value-type="string" calcext:value-type="string">
            <text:p>2023-01-07 15:42:41</text:p>
          </table:table-cell>
          <table:table-cell office:value-type="float" office:value="9.2462" calcext:value-type="float">
            <text:p>9,2462</text:p>
          </table:table-cell>
        </table:table-row>
        <table:table-row table:style-name="ro1">
          <table:table-cell office:value-type="string" calcext:value-type="string">
            <text:p>2023-01-07 15:42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35</text:p>
          </table:table-cell>
          <table:table-cell office:value-type="float" office:value="0.00075" calcext:value-type="float">
            <text:p>0,00075</text:p>
          </table:table-cell>
        </table:table-row>
        <table:table-row table:style-name="ro1">
          <table:table-cell office:value-type="string" calcext:value-type="string">
            <text:p>2023-01-07 15:42:34</text:p>
          </table:table-cell>
          <table:table-cell office:value-type="float" office:value="32.8587" calcext:value-type="float">
            <text:p>32,8587</text:p>
          </table:table-cell>
        </table:table-row>
        <table:table-row table:style-name="ro1">
          <table:table-cell office:value-type="string" calcext:value-type="string">
            <text:p>2023-01-07 15:42:33</text:p>
          </table:table-cell>
          <table:table-cell office:value-type="float" office:value="77.70302" calcext:value-type="float">
            <text:p>77,70302</text:p>
          </table:table-cell>
        </table:table-row>
        <table:table-row table:style-name="ro1">
          <table:table-cell office:value-type="string" calcext:value-type="string">
            <text:p>2023-01-07 15:42:32</text:p>
          </table:table-cell>
          <table:table-cell office:value-type="float" office:value="78.612" calcext:value-type="float">
            <text:p>78,612</text:p>
          </table:table-cell>
        </table:table-row>
        <table:table-row table:style-name="ro1">
          <table:table-cell office:value-type="string" calcext:value-type="string">
            <text:p>2023-01-07 15:42:31</text:p>
          </table:table-cell>
          <table:table-cell office:value-type="float" office:value="80.1806" calcext:value-type="float">
            <text:p>80,1806</text:p>
          </table:table-cell>
        </table:table-row>
        <table:table-row table:style-name="ro1">
          <table:table-cell office:value-type="string" calcext:value-type="string">
            <text:p>2023-01-07 15:42:30</text:p>
          </table:table-cell>
          <table:table-cell office:value-type="float" office:value="76.89005" calcext:value-type="float">
            <text:p>76,89005</text:p>
          </table:table-cell>
        </table:table-row>
        <table:table-row table:style-name="ro1">
          <table:table-cell office:value-type="string" calcext:value-type="string">
            <text:p>2023-01-07 15:42:29</text:p>
          </table:table-cell>
          <table:table-cell office:value-type="float" office:value="40.43935" calcext:value-type="float">
            <text:p>40,43935</text:p>
          </table:table-cell>
        </table:table-row>
        <table:table-row table:style-name="ro1">
          <table:table-cell office:value-type="string" calcext:value-type="string">
            <text:p>2023-01-07 15:42:28</text:p>
          </table:table-cell>
          <table:table-cell office:value-type="float" office:value="0.0008" calcext:value-type="float">
            <text:p>0,0008</text:p>
          </table:table-cell>
        </table:table-row>
        <table:table-row table:style-name="ro1">
          <table:table-cell office:value-type="string" calcext:value-type="string">
            <text:p>2023-01-07 15:42: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26</text:p>
          </table:table-cell>
          <table:table-cell office:value-type="float" office:value="0.87565" calcext:value-type="float">
            <text:p>0,87565</text:p>
          </table:table-cell>
        </table:table-row>
        <table:table-row table:style-name="ro1">
          <table:table-cell office:value-type="string" calcext:value-type="string">
            <text:p>2023-01-07 15:42:25</text:p>
          </table:table-cell>
          <table:table-cell office:value-type="float" office:value="79.61872" calcext:value-type="float">
            <text:p>79,61872</text:p>
          </table:table-cell>
        </table:table-row>
        <table:table-row table:style-name="ro1">
          <table:table-cell office:value-type="string" calcext:value-type="string">
            <text:p>2023-01-07 15:42:24</text:p>
          </table:table-cell>
          <table:table-cell office:value-type="float" office:value="73.3416" calcext:value-type="float">
            <text:p>73,3416</text:p>
          </table:table-cell>
        </table:table-row>
        <table:table-row table:style-name="ro1">
          <table:table-cell office:value-type="string" calcext:value-type="string">
            <text:p>2023-01-07 15:42:23</text:p>
          </table:table-cell>
          <table:table-cell office:value-type="float" office:value="66.69308" calcext:value-type="float">
            <text:p>66,69308</text:p>
          </table:table-cell>
        </table:table-row>
        <table:table-row table:style-name="ro1">
          <table:table-cell office:value-type="string" calcext:value-type="string">
            <text:p>2023-01-07 15:42:22</text:p>
          </table:table-cell>
          <table:table-cell office:value-type="float" office:value="57.69472" calcext:value-type="float">
            <text:p>57,69472</text:p>
          </table:table-cell>
        </table:table-row>
        <table:table-row table:style-name="ro1">
          <table:table-cell office:value-type="string" calcext:value-type="string">
            <text:p>2023-01-07 15:42:21</text:p>
          </table:table-cell>
          <table:table-cell office:value-type="float" office:value="60.67422" calcext:value-type="float">
            <text:p>60,67422</text:p>
          </table:table-cell>
        </table:table-row>
        <table:table-row table:style-name="ro1">
          <table:table-cell office:value-type="string" calcext:value-type="string">
            <text:p>2023-01-07 15:42:20</text:p>
          </table:table-cell>
          <table:table-cell office:value-type="float" office:value="31.6954" calcext:value-type="float">
            <text:p>31,6954</text:p>
          </table:table-cell>
        </table:table-row>
        <table:table-row table:style-name="ro1">
          <table:table-cell office:value-type="string" calcext:value-type="string">
            <text:p>2023-01-07 15:42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18</text:p>
          </table:table-cell>
          <table:table-cell office:value-type="float" office:value="28.50972" calcext:value-type="float">
            <text:p>28,50972</text:p>
          </table:table-cell>
        </table:table-row>
        <table:table-row table:style-name="ro1">
          <table:table-cell office:value-type="string" calcext:value-type="string">
            <text:p>2023-01-07 15:42:17</text:p>
          </table:table-cell>
          <table:table-cell office:value-type="float" office:value="72.84682" calcext:value-type="float">
            <text:p>72,84682</text:p>
          </table:table-cell>
        </table:table-row>
        <table:table-row table:style-name="ro1">
          <table:table-cell office:value-type="string" calcext:value-type="string">
            <text:p>2023-01-07 15:42:16</text:p>
          </table:table-cell>
          <table:table-cell office:value-type="float" office:value="81.83542" calcext:value-type="float">
            <text:p>81,83542</text:p>
          </table:table-cell>
        </table:table-row>
        <table:table-row table:style-name="ro1">
          <table:table-cell office:value-type="string" calcext:value-type="string">
            <text:p>2023-01-07 15:42:15</text:p>
          </table:table-cell>
          <table:table-cell office:value-type="float" office:value="80.73612" calcext:value-type="float">
            <text:p>80,73612</text:p>
          </table:table-cell>
        </table:table-row>
        <table:table-row table:style-name="ro1">
          <table:table-cell office:value-type="string" calcext:value-type="string">
            <text:p>2023-01-07 15:42:14</text:p>
          </table:table-cell>
          <table:table-cell office:value-type="float" office:value="80.2605" calcext:value-type="float">
            <text:p>80,2605</text:p>
          </table:table-cell>
        </table:table-row>
        <table:table-row table:style-name="ro1">
          <table:table-cell office:value-type="string" calcext:value-type="string">
            <text:p>2023-01-07 15:42:13</text:p>
          </table:table-cell>
          <table:table-cell office:value-type="float" office:value="44.08108" calcext:value-type="float">
            <text:p>44,08108</text:p>
          </table:table-cell>
        </table:table-row>
        <table:table-row table:style-name="ro1">
          <table:table-cell office:value-type="string" calcext:value-type="string">
            <text:p>2023-01-07 15:42:12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string" calcext:value-type="string">
            <text:p>2023-01-07 15:42: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2:07</text:p>
          </table:table-cell>
          <table:table-cell office:value-type="float" office:value="2.39805" calcext:value-type="float">
            <text:p>2,39805</text:p>
          </table:table-cell>
        </table:table-row>
        <table:table-row table:style-name="ro1">
          <table:table-cell office:value-type="string" calcext:value-type="string">
            <text:p>2023-01-07 15:42:06</text:p>
          </table:table-cell>
          <table:table-cell office:value-type="float" office:value="67.23512" calcext:value-type="float">
            <text:p>67,23512</text:p>
          </table:table-cell>
        </table:table-row>
        <table:table-row table:style-name="ro1">
          <table:table-cell office:value-type="string" calcext:value-type="string">
            <text:p>2023-01-07 15:42:05</text:p>
          </table:table-cell>
          <table:table-cell office:value-type="float" office:value="76.0081" calcext:value-type="float">
            <text:p>76,0081</text:p>
          </table:table-cell>
        </table:table-row>
        <table:table-row table:style-name="ro1">
          <table:table-cell office:value-type="string" calcext:value-type="string">
            <text:p>2023-01-07 15:42:04</text:p>
          </table:table-cell>
          <table:table-cell office:value-type="float" office:value="76.06605" calcext:value-type="float">
            <text:p>76,06605</text:p>
          </table:table-cell>
        </table:table-row>
        <table:table-row table:style-name="ro1">
          <table:table-cell office:value-type="string" calcext:value-type="string">
            <text:p>2023-01-07 15:42:03</text:p>
          </table:table-cell>
          <table:table-cell office:value-type="float" office:value="57.47945" calcext:value-type="float">
            <text:p>57,47945</text:p>
          </table:table-cell>
        </table:table-row>
        <table:table-row table:style-name="ro1">
          <table:table-cell office:value-type="string" calcext:value-type="string">
            <text:p>2023-01-07 15:42:02</text:p>
          </table:table-cell>
          <table:table-cell office:value-type="float" office:value="63.3049" calcext:value-type="float">
            <text:p>63,3049</text:p>
          </table:table-cell>
        </table:table-row>
        <table:table-row table:style-name="ro1">
          <table:table-cell office:value-type="string" calcext:value-type="string">
            <text:p>2023-01-07 15:42:01</text:p>
          </table:table-cell>
          <table:table-cell office:value-type="float" office:value="28.72452" calcext:value-type="float">
            <text:p>28,72452</text:p>
          </table:table-cell>
        </table:table-row>
        <table:table-row table:style-name="ro1">
          <table:table-cell office:value-type="string" calcext:value-type="string">
            <text:p>2023-01-07 15:42:00</text:p>
          </table:table-cell>
          <table:table-cell office:value-type="float" office:value="0.001275" calcext:value-type="float">
            <text:p>0,001275</text:p>
          </table:table-cell>
        </table:table-row>
        <table:table-row table:style-name="ro1">
          <table:table-cell office:value-type="string" calcext:value-type="string">
            <text:p>2023-01-07 15:41: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57</text:p>
          </table:table-cell>
          <table:table-cell office:value-type="float" office:value="35.58815" calcext:value-type="float">
            <text:p>35,58815</text:p>
          </table:table-cell>
        </table:table-row>
        <table:table-row table:style-name="ro1">
          <table:table-cell office:value-type="string" calcext:value-type="string">
            <text:p>2023-01-07 15:41:56</text:p>
          </table:table-cell>
          <table:table-cell office:value-type="float" office:value="70.5346" calcext:value-type="float">
            <text:p>70,5346</text:p>
          </table:table-cell>
        </table:table-row>
        <table:table-row table:style-name="ro1">
          <table:table-cell office:value-type="string" calcext:value-type="string">
            <text:p>2023-01-07 15:41:55</text:p>
          </table:table-cell>
          <table:table-cell office:value-type="float" office:value="66.59312" calcext:value-type="float">
            <text:p>66,59312</text:p>
          </table:table-cell>
        </table:table-row>
        <table:table-row table:style-name="ro1">
          <table:table-cell office:value-type="string" calcext:value-type="string">
            <text:p>2023-01-07 15:41:54</text:p>
          </table:table-cell>
          <table:table-cell office:value-type="float" office:value="71.59238" calcext:value-type="float">
            <text:p>71,59238</text:p>
          </table:table-cell>
        </table:table-row>
        <table:table-row table:style-name="ro1">
          <table:table-cell office:value-type="string" calcext:value-type="string">
            <text:p>2023-01-07 15:41:53</text:p>
          </table:table-cell>
          <table:table-cell office:value-type="float" office:value="63.6466" calcext:value-type="float">
            <text:p>63,6466</text:p>
          </table:table-cell>
        </table:table-row>
        <table:table-row table:style-name="ro1">
          <table:table-cell office:value-type="string" calcext:value-type="string">
            <text:p>2023-01-07 15:41:52</text:p>
          </table:table-cell>
          <table:table-cell office:value-type="float" office:value="66.28808" calcext:value-type="float">
            <text:p>66,28808</text:p>
          </table:table-cell>
        </table:table-row>
        <table:table-row table:style-name="ro1">
          <table:table-cell office:value-type="string" calcext:value-type="string">
            <text:p>2023-01-07 15:41:51</text:p>
          </table:table-cell>
          <table:table-cell office:value-type="float" office:value="0.90265" calcext:value-type="float">
            <text:p>0,90265</text:p>
          </table:table-cell>
        </table:table-row>
        <table:table-row table:style-name="ro1">
          <table:table-cell office:value-type="string" calcext:value-type="string">
            <text:p>2023-01-07 15:41: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4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2023-01-07 15:41: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38</text:p>
          </table:table-cell>
          <table:table-cell office:value-type="float" office:value="48.03642" calcext:value-type="float">
            <text:p>48,03642</text:p>
          </table:table-cell>
        </table:table-row>
        <table:table-row table:style-name="ro1">
          <table:table-cell office:value-type="string" calcext:value-type="string">
            <text:p>2023-01-07 15:41:37</text:p>
          </table:table-cell>
          <table:table-cell office:value-type="float" office:value="66.504" calcext:value-type="float">
            <text:p>66,504</text:p>
          </table:table-cell>
        </table:table-row>
        <table:table-row table:style-name="ro1">
          <table:table-cell office:value-type="string" calcext:value-type="string">
            <text:p>2023-01-07 15:41:36</text:p>
          </table:table-cell>
          <table:table-cell office:value-type="float" office:value="70.93512" calcext:value-type="float">
            <text:p>70,93512</text:p>
          </table:table-cell>
        </table:table-row>
        <table:table-row table:style-name="ro1">
          <table:table-cell office:value-type="string" calcext:value-type="string">
            <text:p>2023-01-07 15:41:35</text:p>
          </table:table-cell>
          <table:table-cell office:value-type="float" office:value="69.348" calcext:value-type="float">
            <text:p>69,348</text:p>
          </table:table-cell>
        </table:table-row>
        <table:table-row table:style-name="ro1">
          <table:table-cell office:value-type="string" calcext:value-type="string">
            <text:p>2023-01-07 15:41:34</text:p>
          </table:table-cell>
          <table:table-cell office:value-type="float" office:value="64.71078" calcext:value-type="float">
            <text:p>64,71078</text:p>
          </table:table-cell>
        </table:table-row>
        <table:table-row table:style-name="ro1">
          <table:table-cell office:value-type="string" calcext:value-type="string">
            <text:p>2023-01-07 15:41:33</text:p>
          </table:table-cell>
          <table:table-cell office:value-type="float" office:value="52.92708" calcext:value-type="float">
            <text:p>52,92708</text:p>
          </table:table-cell>
        </table:table-row>
        <table:table-row table:style-name="ro1">
          <table:table-cell office:value-type="string" calcext:value-type="string">
            <text:p>2023-01-07 15:41: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30</text:p>
          </table:table-cell>
          <table:table-cell office:value-type="float" office:value="0.000775" calcext:value-type="float">
            <text:p>0,000775</text:p>
          </table:table-cell>
        </table:table-row>
        <table:table-row table:style-name="ro1">
          <table:table-cell office:value-type="string" calcext:value-type="string">
            <text:p>2023-01-07 15:41: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28</text:p>
          </table:table-cell>
          <table:table-cell office:value-type="float" office:value="57.96185" calcext:value-type="float">
            <text:p>57,96185</text:p>
          </table:table-cell>
        </table:table-row>
        <table:table-row table:style-name="ro1">
          <table:table-cell office:value-type="string" calcext:value-type="string">
            <text:p>2023-01-07 15:41:27</text:p>
          </table:table-cell>
          <table:table-cell office:value-type="float" office:value="82.3157" calcext:value-type="float">
            <text:p>82,3157</text:p>
          </table:table-cell>
        </table:table-row>
        <table:table-row table:style-name="ro1">
          <table:table-cell office:value-type="string" calcext:value-type="string">
            <text:p>2023-01-07 15:41:26</text:p>
          </table:table-cell>
          <table:table-cell office:value-type="float" office:value="81.476" calcext:value-type="float">
            <text:p>81,476</text:p>
          </table:table-cell>
        </table:table-row>
        <table:table-row table:style-name="ro1">
          <table:table-cell office:value-type="string" calcext:value-type="string">
            <text:p>2023-01-07 15:41:25</text:p>
          </table:table-cell>
          <table:table-cell office:value-type="float" office:value="82.57568" calcext:value-type="float">
            <text:p>82,57568</text:p>
          </table:table-cell>
        </table:table-row>
        <table:table-row table:style-name="ro1">
          <table:table-cell office:value-type="string" calcext:value-type="string">
            <text:p>2023-01-07 15:41:24</text:p>
          </table:table-cell>
          <table:table-cell office:value-type="float" office:value="74.85115" calcext:value-type="float">
            <text:p>74,85115</text:p>
          </table:table-cell>
        </table:table-row>
        <table:table-row table:style-name="ro1">
          <table:table-cell office:value-type="string" calcext:value-type="string">
            <text:p>2023-01-07 15:41:23</text:p>
          </table:table-cell>
          <table:table-cell office:value-type="float" office:value="13.67355" calcext:value-type="float">
            <text:p>13,67355</text:p>
          </table:table-cell>
        </table:table-row>
        <table:table-row table:style-name="ro1">
          <table:table-cell office:value-type="string" calcext:value-type="string">
            <text:p>2023-01-07 15:41: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21</text:p>
          </table:table-cell>
          <table:table-cell office:value-type="float" office:value="0.0007" calcext:value-type="float">
            <text:p>0,0007</text:p>
          </table:table-cell>
        </table:table-row>
        <table:table-row table:style-name="ro1">
          <table:table-cell office:value-type="string" calcext:value-type="string">
            <text:p>2023-01-07 15:41: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3-01-07 15:41:1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 office:value-type="string" calcext:value-type="string">
            <text:p>avg of all data</text:p>
          </table:table-cell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  <table:table-cell office:value-type="string" calcext:value-type="string">
            <text:p>average last cpu usage</text:p>
          </table:table-cell>
        </table:table-row>
        <table:table-row table:style-name="ro1">
          <table:table-cell office:value-type="float" office:value="57.96185" calcext:value-type="float">
            <text:p>57,96185</text:p>
          </table:table-cell>
          <table:table-cell office:value-type="float" office:value="48.03642" calcext:value-type="float">
            <text:p>48,03642</text:p>
          </table:table-cell>
          <table:table-cell office:value-type="float" office:value="35.58815" calcext:value-type="float">
            <text:p>35,58815</text:p>
          </table:table-cell>
          <table:table-cell office:value-type="float" office:value="2.39805" calcext:value-type="float">
            <text:p>2,39805</text:p>
          </table:table-cell>
          <table:table-cell office:value-type="float" office:value="28.50972" calcext:value-type="float">
            <text:p>28,50972</text:p>
          </table:table-cell>
          <table:table-cell office:value-type="float" office:value="79.61872" calcext:value-type="float">
            <text:p>79,61872</text:p>
          </table:table-cell>
          <table:table-cell office:value-type="float" office:value="32.8587" calcext:value-type="float">
            <text:p>32,8587</text:p>
          </table:table-cell>
          <table:table-cell office:value-type="float" office:value="68.91567" calcext:value-type="float">
            <text:p>68,91567</text:p>
          </table:table-cell>
          <table:table-cell office:value-type="float" office:value="40.77595" calcext:value-type="float">
            <text:p>40,77595</text:p>
          </table:table-cell>
          <table:table-cell office:value-type="float" office:value="46.6375" calcext:value-type="float">
            <text:p>46,6375</text:p>
          </table:table-cell>
          <table:table-cell/>
          <table:table-cell table:formula="of:=AVERAGE([.A13:.J13])" office:value-type="float" office:value="76.718959" calcext:value-type="float">
            <text:p>76,718959</text:p>
          </table:table-cell>
          <table:table-cell table:formula="of:=MAX([.A2:.J8])" office:value-type="float" office:value="82.57568" calcext:value-type="float">
            <text:p>82,57568</text:p>
          </table:table-cell>
          <table:table-cell table:formula="of:=AVERAGEIF([$Sheet1.B2:.B115];&quot;&gt;1&quot;)" office:value-type="float" office:value="61.2332303225806" calcext:value-type="float">
            <text:p>61,2332303225806</text:p>
          </table:table-cell>
          <table:table-cell table:formula="of:=AVERAGE([.A2:.J8])" office:value-type="float" office:value="61.2332303225806" calcext:value-type="float">
            <text:p>61,2332303225806</text:p>
          </table:table-cell>
          <table:table-cell/>
          <table:table-cell office:value-type="string" calcext:value-type="string">
            <text:p>5-6s</text:p>
          </table:table-cell>
          <table:table-cell table:formula="of:=AVERAGE([.A2:.J2])" office:value-type="float" office:value="44.130073" calcext:value-type="float">
            <text:p>44,130073</text:p>
          </table:table-cell>
        </table:table-row>
        <table:table-row table:style-name="ro1">
          <table:table-cell office:value-type="float" office:value="82.3157" calcext:value-type="float">
            <text:p>82,3157</text:p>
          </table:table-cell>
          <table:table-cell office:value-type="float" office:value="66.504" calcext:value-type="float">
            <text:p>66,504</text:p>
          </table:table-cell>
          <table:table-cell office:value-type="float" office:value="70.5346" calcext:value-type="float">
            <text:p>70,5346</text:p>
          </table:table-cell>
          <table:table-cell office:value-type="float" office:value="67.23512" calcext:value-type="float">
            <text:p>67,23512</text:p>
          </table:table-cell>
          <table:table-cell office:value-type="float" office:value="72.84682" calcext:value-type="float">
            <text:p>72,84682</text:p>
          </table:table-cell>
          <table:table-cell office:value-type="float" office:value="73.3416" calcext:value-type="float">
            <text:p>73,3416</text:p>
          </table:table-cell>
          <table:table-cell office:value-type="float" office:value="77.70302" calcext:value-type="float">
            <text:p>77,70302</text:p>
          </table:table-cell>
          <table:table-cell office:value-type="float" office:value="82.29242" calcext:value-type="float">
            <text:p>82,29242</text:p>
          </table:table-cell>
          <table:table-cell office:value-type="float" office:value="57.44665" calcext:value-type="float">
            <text:p>57,44665</text:p>
          </table:table-cell>
          <table:table-cell office:value-type="float" office:value="61.85322" calcext:value-type="float">
            <text:p>61,85322</text:p>
          </table:table-cell>
          <table:table-cell table:number-columns-repeated="8"/>
        </table:table-row>
        <table:table-row table:style-name="ro1">
          <table:table-cell office:value-type="float" office:value="81.476" calcext:value-type="float">
            <text:p>81,476</text:p>
          </table:table-cell>
          <table:table-cell office:value-type="float" office:value="70.93512" calcext:value-type="float">
            <text:p>70,93512</text:p>
          </table:table-cell>
          <table:table-cell office:value-type="float" office:value="66.59312" calcext:value-type="float">
            <text:p>66,59312</text:p>
          </table:table-cell>
          <table:table-cell office:value-type="float" office:value="76.0081" calcext:value-type="float">
            <text:p>76,0081</text:p>
          </table:table-cell>
          <table:table-cell office:value-type="float" office:value="81.83542" calcext:value-type="float">
            <text:p>81,83542</text:p>
          </table:table-cell>
          <table:table-cell office:value-type="float" office:value="66.69308" calcext:value-type="float">
            <text:p>66,69308</text:p>
          </table:table-cell>
          <table:table-cell office:value-type="float" office:value="78.612" calcext:value-type="float">
            <text:p>78,612</text:p>
          </table:table-cell>
          <table:table-cell office:value-type="float" office:value="81.93508" calcext:value-type="float">
            <text:p>81,93508</text:p>
          </table:table-cell>
          <table:table-cell office:value-type="float" office:value="62.82745" calcext:value-type="float">
            <text:p>62,82745</text:p>
          </table:table-cell>
          <table:table-cell office:value-type="float" office:value="67.23642" calcext:value-type="float">
            <text:p>67,23642</text:p>
          </table:table-cell>
          <table:table-cell table:number-columns-repeated="8"/>
        </table:table-row>
        <table:table-row table:style-name="ro1">
          <table:table-cell office:value-type="float" office:value="82.57568" calcext:value-type="float">
            <text:p>82,57568</text:p>
          </table:table-cell>
          <table:table-cell office:value-type="float" office:value="69.348" calcext:value-type="float">
            <text:p>69,348</text:p>
          </table:table-cell>
          <table:table-cell office:value-type="float" office:value="71.59238" calcext:value-type="float">
            <text:p>71,59238</text:p>
          </table:table-cell>
          <table:table-cell office:value-type="float" office:value="76.06605" calcext:value-type="float">
            <text:p>76,06605</text:p>
          </table:table-cell>
          <table:table-cell office:value-type="float" office:value="80.73612" calcext:value-type="float">
            <text:p>80,73612</text:p>
          </table:table-cell>
          <table:table-cell office:value-type="float" office:value="57.69472" calcext:value-type="float">
            <text:p>57,69472</text:p>
          </table:table-cell>
          <table:table-cell office:value-type="float" office:value="80.1806" calcext:value-type="float">
            <text:p>80,1806</text:p>
          </table:table-cell>
          <table:table-cell office:value-type="float" office:value="82.42982" calcext:value-type="float">
            <text:p>82,42982</text:p>
          </table:table-cell>
          <table:table-cell office:value-type="float" office:value="56.66922" calcext:value-type="float">
            <text:p>56,66922</text:p>
          </table:table-cell>
          <table:table-cell office:value-type="float" office:value="67.00602" calcext:value-type="float">
            <text:p>67,00602</text:p>
          </table:table-cell>
          <table:table-cell table:number-columns-repeated="8"/>
        </table:table-row>
        <table:table-row table:style-name="ro1">
          <table:table-cell office:value-type="float" office:value="74.85115" calcext:value-type="float">
            <text:p>74,85115</text:p>
          </table:table-cell>
          <table:table-cell office:value-type="float" office:value="64.71078" calcext:value-type="float">
            <text:p>64,71078</text:p>
          </table:table-cell>
          <table:table-cell office:value-type="float" office:value="63.6466" calcext:value-type="float">
            <text:p>63,6466</text:p>
          </table:table-cell>
          <table:table-cell office:value-type="float" office:value="57.47945" calcext:value-type="float">
            <text:p>57,47945</text:p>
          </table:table-cell>
          <table:table-cell office:value-type="float" office:value="80.2605" calcext:value-type="float">
            <text:p>80,2605</text:p>
          </table:table-cell>
          <table:table-cell office:value-type="float" office:value="60.67422" calcext:value-type="float">
            <text:p>60,67422</text:p>
          </table:table-cell>
          <table:table-cell office:value-type="float" office:value="76.89005" calcext:value-type="float">
            <text:p>76,89005</text:p>
          </table:table-cell>
          <table:table-cell office:value-type="float" office:value="75.15842" calcext:value-type="float">
            <text:p>75,15842</text:p>
          </table:table-cell>
          <table:table-cell office:value-type="float" office:value="72.20605" calcext:value-type="float">
            <text:p>72,20605</text:p>
          </table:table-cell>
          <table:table-cell office:value-type="float" office:value="69.74975" calcext:value-type="float">
            <text:p>69,74975</text:p>
          </table:table-cell>
          <table:table-cell table:number-columns-repeated="8"/>
        </table:table-row>
        <table:table-row table:style-name="ro1">
          <table:table-cell office:value-type="float" office:value="13.67355" calcext:value-type="float">
            <text:p>13,67355</text:p>
          </table:table-cell>
          <table:table-cell office:value-type="float" office:value="52.92708" calcext:value-type="float">
            <text:p>52,92708</text:p>
          </table:table-cell>
          <table:table-cell office:value-type="float" office:value="66.28808" calcext:value-type="float">
            <text:p>66,28808</text:p>
          </table:table-cell>
          <table:table-cell office:value-type="float" office:value="63.3049" calcext:value-type="float">
            <text:p>63,3049</text:p>
          </table:table-cell>
          <table:table-cell office:value-type="float" office:value="44.08108" calcext:value-type="float">
            <text:p>44,08108</text:p>
          </table:table-cell>
          <table:table-cell office:value-type="float" office:value="31.6954" calcext:value-type="float">
            <text:p>31,6954</text:p>
          </table:table-cell>
          <table:table-cell office:value-type="float" office:value="40.43935" calcext:value-type="float">
            <text:p>40,43935</text:p>
          </table:table-cell>
          <table:table-cell office:value-type="float" office:value="9.2462" calcext:value-type="float">
            <text:p>9,2462</text:p>
          </table:table-cell>
          <table:table-cell office:value-type="float" office:value="64.49675" calcext:value-type="float">
            <text:p>64,49675</text:p>
          </table:table-cell>
          <table:table-cell office:value-type="float" office:value="63.08557" calcext:value-type="float">
            <text:p>63,0855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8.72452" calcext:value-type="float">
            <text:p>28,72452</text:p>
          </table:table-cell>
          <table:table-cell table:number-columns-repeated="4"/>
          <table:table-cell office:value-type="float" office:value="11.04655" calcext:value-type="float">
            <text:p>11,04655</text:p>
          </table:table-cell>
          <table:table-cell table:number-columns-repeated="9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table:formula="of:=AVERAGE([.A2:.A8])" office:value-type="float" office:value="65.475655" calcext:value-type="float">
            <text:p>65,475655</text:p>
          </table:table-cell>
          <table:table-cell table:formula="of:=AVERAGE([.B2:.B8])" office:value-type="float" office:value="62.0769" calcext:value-type="float">
            <text:p>62,0769</text:p>
          </table:table-cell>
          <table:table-cell table:formula="of:=AVERAGE([.C2:.C8])" office:value-type="float" office:value="62.3738216666667" calcext:value-type="float">
            <text:p>62,3738216666667</text:p>
          </table:table-cell>
          <table:table-cell table:formula="of:=AVERAGE([.D2:.D8])" office:value-type="float" office:value="53.0308842857143" calcext:value-type="float">
            <text:p>53,0308842857143</text:p>
          </table:table-cell>
          <table:table-cell table:formula="of:=AVERAGE([.E2:.E8])" office:value-type="float" office:value="64.71161" calcext:value-type="float">
            <text:p>64,71161</text:p>
          </table:table-cell>
          <table:table-cell table:formula="of:=AVERAGE([.F2:.F8])" office:value-type="float" office:value="61.6196233333333" calcext:value-type="float">
            <text:p>61,6196233333333</text:p>
          </table:table-cell>
          <table:table-cell table:formula="of:=AVERAGE([.G2:.G8])" office:value-type="float" office:value="64.4472866666667" calcext:value-type="float">
            <text:p>64,4472866666667</text:p>
          </table:table-cell>
          <table:table-cell table:formula="of:=AVERAGE([.H2:.H8])" office:value-type="float" office:value="66.662935" calcext:value-type="float">
            <text:p>66,662935</text:p>
          </table:table-cell>
          <table:table-cell table:formula="of:=AVERAGE([.I2:.I8])" office:value-type="float" office:value="52.2098028571429" calcext:value-type="float">
            <text:p>52,2098028571429</text:p>
          </table:table-cell>
          <table:table-cell table:formula="of:=AVERAGE([.J2:.J8])" office:value-type="float" office:value="62.5947466666667" calcext:value-type="float">
            <text:p>62,5947466666667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8"/>
        </table:table-row>
        <table:table-row table:style-name="ro1">
          <table:table-cell table:formula="of:=MAX([.A2:.A8])" office:value-type="float" office:value="82.57568" calcext:value-type="float">
            <text:p>82,57568</text:p>
          </table:table-cell>
          <table:table-cell table:formula="of:=MAX([.B2:.B8])" office:value-type="float" office:value="70.93512" calcext:value-type="float">
            <text:p>70,93512</text:p>
          </table:table-cell>
          <table:table-cell table:formula="of:=MAX([.C2:.C8])" office:value-type="float" office:value="71.59238" calcext:value-type="float">
            <text:p>71,59238</text:p>
          </table:table-cell>
          <table:table-cell table:formula="of:=MAX([.D2:.D8])" office:value-type="float" office:value="76.06605" calcext:value-type="float">
            <text:p>76,06605</text:p>
          </table:table-cell>
          <table:table-cell table:formula="of:=MAX([.E2:.E8])" office:value-type="float" office:value="81.83542" calcext:value-type="float">
            <text:p>81,83542</text:p>
          </table:table-cell>
          <table:table-cell table:formula="of:=MAX([.F2:.F8])" office:value-type="float" office:value="79.61872" calcext:value-type="float">
            <text:p>79,61872</text:p>
          </table:table-cell>
          <table:table-cell table:formula="of:=MAX([.G2:.G8])" office:value-type="float" office:value="80.1806" calcext:value-type="float">
            <text:p>80,1806</text:p>
          </table:table-cell>
          <table:table-cell table:formula="of:=MAX([.H2:.H8])" office:value-type="float" office:value="82.42982" calcext:value-type="float">
            <text:p>82,42982</text:p>
          </table:table-cell>
          <table:table-cell table:formula="of:=MAX([.I2:.I8])" office:value-type="float" office:value="72.20605" calcext:value-type="float">
            <text:p>72,20605</text:p>
          </table:table-cell>
          <table:table-cell table:formula="of:=MAX([.J2:.J8])" office:value-type="float" office:value="69.74975" calcext:value-type="float">
            <text:p>69,7497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1:34:55.757379097</meta:creation-date>
    <dc:date>2023-01-09T22:25:13.358091270</dc:date>
    <meta:editing-duration>PT8M37S</meta:editing-duration>
    <meta:editing-cycles>5</meta:editing-cycles>
    <meta:generator>LibreOffice/7.4.3.2$Linux_X86_64 LibreOffice_project/40$Build-2</meta:generator>
    <meta:document-statistic meta:table-count="2" meta:cell-count="360" meta:object-count="0"/>
  </office:meta>
</office:document-meta>
</file>